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rsid="0009f72d" officeooo:paragraph-rsid="0009f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– aims </text:p>
      <text:p text:style-name="P1"/>
      <text:p text:style-name="P1">Current solutions</text:p>
      <text:p text:style-name="P1"/>
      <text:p text:style-name="P1">overview of hardware</text:p>
      <text:p text:style-name="P1"/>
      <text:p text:style-name="P1">demonstration – point out internet shi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20:10:51.347000000</meta:creation-date>
    <meta:generator>LibreOffice/6.0.4.2$Windows_X86_64 LibreOffice_project/9b0d9b32d5dcda91d2f1a96dc04c645c450872bf</meta:generator>
    <dc:date>2019-12-10T20:19:11.393000000</dc:date>
    <meta:editing-duration>PT8M20S</meta:editing-duration>
    <meta:editing-cycles>1</meta:editing-cycles>
    <meta:document-statistic meta:table-count="0" meta:image-count="0" meta:object-count="0" meta:page-count="1" meta:paragraph-count="4" meta:word-count="12" meta:character-count="91" meta:non-whitespace-character-count="80"/>
  </office:meta>
</office:document-meta>
</file>